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e-cafe</text:h>
      <text:h text:outline-level="2" text:style-name="Heading_2" text:is-list-header="true">Table structure for table chef</text:h>
      <table:table table:name="chef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hef_Id</text:p>
          </table:table-cell>
          <table:table-cell office:value-type="string">
            <text:p>int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ef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hef</text:h>
      <table:table table:name="chef_structure">
        <table:table-column table:number-columns-repeated="3"/>
        <table:table-row>
          <table:table-cell office:value-type="string">
            <text:p>Chef_Id</text:p>
          </table:table-cell>
          <table:table-cell office:value-type="string">
            <text:p>ChefName</text:p>
          </table:table-cell>
          <table:table-cell office:value-type="string">
            <text:p>Statu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li</text:p>
          </table:table-cell>
          <table:table-cell office:value-type="float" office:value="900">
            <text:p>90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amza</text:p>
          </table:table-cell>
          <table:table-cell office:value-type="float" office:value="900">
            <text:p>90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talha</text:p>
          </table:table-cell>
          <table:table-cell office:value-type="float" office:value="900">
            <text:p>900</text:p>
          </table:table-cell>
        </table:table-row>
      </table:table>
      <text:h text:outline-level="2" text:style-name="Heading_2" text:is-list-header="true">Table structure for table delivery</text:h>
      <table:table table:name="delivery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ustom_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delivery</text:h>
      <table:table table:name="delivery_structure">
        <table:table-column table:number-columns-repeated="2"/>
        <table:table-row>
          <table:table-cell office:value-type="string">
            <text:p>custom_name</text:p>
          </table:table-cell>
          <table:table-cell office:value-type="string">
            <text:p>address</text:p>
          </table:table-cell>
        </table:table-row>
        <table:table-row>
          <table:table-cell office:value-type="string">
            <text:p>behzad</text:p>
          </table:table-cell>
          <table:table-cell office:value-type="string">
            <text:p>narowal</text:p>
          </table:table-cell>
        </table:table-row>
        <table:table-row>
          <table:table-cell office:value-type="string">
            <text:p>ali</text:p>
          </table:table-cell>
          <table:table-cell office:value-type="string">
            <text:p>lahore</text:p>
          </table:table-cell>
        </table:table-row>
        <table:table-row>
          <table:table-cell office:value-type="string">
            <text:p>behzad</text:p>
          </table:table-cell>
          <table:table-cell office:value-type="string">
            <text:p>narowal</text:p>
          </table:table-cell>
        </table:table-row>
        <table:table-row>
          <table:table-cell office:value-type="string">
            <text:p>behzad</text:p>
          </table:table-cell>
          <table:table-cell office:value-type="string">
            <text:p>kilo</text:p>
          </table:table-cell>
        </table:table-row>
        <table:table-row>
          <table:table-cell office:value-type="string">
            <text:p>behzad</text:p>
          </table:table-cell>
          <table:table-cell office:value-type="string">
            <text:p>ghazali</text:p>
          </table:table-cell>
        </table:table-row>
        <table:table-row>
          <table:table-cell office:value-type="string">
            <text:p>behzad</text:p>
          </table:table-cell>
          <table:table-cell office:value-type="string">
            <text:p>ghazali</text:p>
          </table:table-cell>
        </table:table-row>
      </table:table>
      <text:h text:outline-level="2" text:style-name="Heading_2" text:is-list-header="true">Table structure for table menu</text:h>
      <table:table table:name="menu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enuID</text:p>
          </table:table-cell>
          <table:table-cell office:value-type="string">
            <text:p>int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nu</text:h>
      <table:table table:name="menu_structure">
        <table:table-column table:number-columns-repeated="3"/>
        <table:table-row>
          <table:table-cell office:value-type="string">
            <text:p>MenuID</text:p>
          </table:table-cell>
          <table:table-cell office:value-type="string">
            <text:p>Name</text:p>
          </table:table-cell>
          <table:table-cell office:value-type="string">
            <text:p>Pric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Blue Cheese Ball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olenta Squares with Gorgonzola</text:p>
          </table:table-cell>
          <table:table-cell office:value-type="float" office:value="250">
            <text:p>25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pple-Blue Cheese Chutney</text:p>
          </table:table-cell>
          <table:table-cell office:value-type="float" office:value="300">
            <text:p>3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aramelized Onion, Gruyère, and Bacon Spread</text:p>
          </table:table-cell>
          <table:table-cell office:value-type="float" office:value="550">
            <text:p>55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hicken Soup</text:p>
          </table:table-cell>
          <table:table-cell office:value-type="float" office:value="380">
            <text:p>38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ushroom  Soup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urried Chicken and Broccoli Casserole</text:p>
          </table:table-cell>
          <table:table-cell office:value-type="float" office:value="550">
            <text:p>55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Simple Baked Chicken Breasts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rispy and Tender Baked Chicken Thighs</text:p>
          </table:table-cell>
          <table:table-cell office:value-type="float" office:value="650">
            <text:p>65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omemade Mac and Cheese</text:p>
          </table:table-cell>
          <table:table-cell office:value-type="float" office:value="390">
            <text:p>39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Roasted Pork Loin</text:p>
          </table:table-cell>
          <table:table-cell office:value-type="float" office:value="470">
            <text:p>47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pesto Pasta with chicken</text:p>
          </table:table-cell>
          <table:table-cell office:value-type="float" office:value="500">
            <text:p>50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Potato, Squash &amp; Goat Cheese Gratin</text:p>
          </table:table-cell>
          <table:table-cell office:value-type="float" office:value="530">
            <text:p>53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Garlicky Roasted Broccoli</text:p>
          </table:table-cell>
          <table:table-cell office:value-type="float" office:value="690">
            <text:p>69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asselback Tater Tots</text:p>
          </table:table-cell>
          <table:table-cell office:value-type="float" office:value="420">
            <text:p>420</text:p>
          </table:table-cell>
        </table:table-row>
      </table:table>
      <text:h text:outline-level="2" text:style-name="Heading_2" text:is-list-header="true">Table structure for table pickup</text:h>
      <table:table table:name="pickup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_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kup_time</text:p>
          </table:table-cell>
          <table:table-cell office:value-type="string">
            <text:p>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ickup</text:h>
      <table:table table:name="pickup_structure">
        <table:table-column table:number-columns-repeated="2"/>
        <table:table-row>
          <table:table-cell office:value-type="string">
            <text:p>c_name</text:p>
          </table:table-cell>
          <table:table-cell office:value-type="string">
            <text:p>pickup_time</text:p>
          </table:table-cell>
        </table:table-row>
        <table:table-row>
          <table:table-cell office:value-type="string">
            <text:p/>
          </table:table-cell>
          <table:table-cell office:value-type="string">
            <text:p>18:09:45</text:p>
          </table:table-cell>
        </table:table-row>
        <table:table-row>
          <table:table-cell office:value-type="string">
            <text:p>behzad</text:p>
          </table:table-cell>
          <table:table-cell office:value-type="string">
            <text:p>18:12:12</text:p>
          </table:table-cell>
        </table:table-row>
        <table:table-row>
          <table:table-cell office:value-type="string">
            <text:p>asd</text:p>
          </table:table-cell>
          <table:table-cell office:value-type="string">
            <text:p>19:15:15</text:p>
          </table:table-cell>
        </table:table-row>
        <table:table-row>
          <table:table-cell office:value-type="string">
            <text:p>behzad</text:p>
          </table:table-cell>
          <table:table-cell office:value-type="string">
            <text:p>19:50:07</text:p>
          </table:table-cell>
        </table:table-row>
      </table:table>
      <text:h text:outline-level="2" text:style-name="Heading_2" text:is-list-header="true">Table structure for table placeorder</text:h>
      <table:table table:name="placeorder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_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rderID</text:p>
          </table:table-cell>
          <table:table-cell office:value-type="string">
            <text:p>int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ef_Id</text:p>
          </table:table-cell>
          <table:table-cell office:value-type="string">
            <text:p>int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laceorder</text:h>
      <table:table table:name="placeorder_structure">
        <table:table-column table:number-columns-repeated="3"/>
        <table:table-row>
          <table:table-cell office:value-type="string">
            <text:p>c_name</text:p>
          </table:table-cell>
          <table:table-cell office:value-type="string">
            <text:p>orderID</text:p>
          </table:table-cell>
          <table:table-cell office:value-type="string">
            <text:p>chef_Id</text:p>
          </table:table-cell>
        </table:table-row>
        <table:table-row>
          <table:table-cell office:value-type="string">
            <text:p>as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li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s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ehza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4</meta:generator>
    <meta:initial-creator>phpMyAdmin 4.6.4</meta:initial-creator>
    <meta:creation-date>2017-11-02T09:30:04</meta:creation-date>
  </office:meta>
</office:document-meta>
</file>